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officeooo:paragraph-rsid="0019eb27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ff0e4" officeooo:paragraph-rsid="001ff0e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1ff0e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weight="bold" officeooo:paragraph-rsid="001ff0e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tyle="italic" officeooo:rsid="003092dd" officeooo:paragraph-rsid="003092dd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officeooo:paragraph-rsid="001ff0e4"/>
    </style:style>
    <style:style style:name="P11" style:family="paragraph" style:parent-style-name="Standard">
      <style:paragraph-properties fo:text-align="start" style:justify-single-word="false"/>
      <style:text-properties officeooo:paragraph-rsid="0038dc6c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ff0e4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27af21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3da802"/>
    </style:style>
    <style:style style:name="P15" style:family="paragraph" style:parent-style-name="Standard" style:list-style-name="L4">
      <style:paragraph-properties fo:text-align="start" style:justify-single-word="false"/>
      <style:text-properties officeooo:paragraph-rsid="001ff0e4"/>
    </style:style>
    <style:style style:name="P16" style:family="paragraph" style:parent-style-name="Standard" style:list-style-name="L5">
      <style:paragraph-properties fo:text-align="start" style:justify-single-word="false"/>
      <style:text-properties officeooo:paragraph-rsid="0033ad02"/>
    </style:style>
    <style:style style:name="P17" style:family="paragraph" style:parent-style-name="Standard" style:list-style-name="L6">
      <style:paragraph-properties fo:text-align="start" style:justify-single-word="false"/>
      <style:text-properties officeooo:paragraph-rsid="001ff0e4"/>
    </style:style>
    <style:style style:name="P18" style:family="paragraph" style:parent-style-name="Standard" style:list-style-name="L7">
      <style:paragraph-properties fo:text-align="start" style:justify-single-word="false"/>
      <style:text-properties officeooo:paragraph-rsid="001ff0e4"/>
    </style:style>
    <style:style style:name="P19" style:family="paragraph" style:parent-style-name="Standard" style:list-style-name="L8">
      <style:paragraph-properties fo:text-align="start" style:justify-single-word="false"/>
      <style:text-properties officeooo:paragraph-rsid="003092d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ac08e" officeooo:paragraph-rsid="003ac08e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3092dd" officeooo:paragraph-rsid="003092d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officeooo:paragraph-rsid="001ff0e4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officeooo:paragraph-rsid="001ff0e4"/>
    </style:style>
    <style:style style:name="P27" style:family="paragraph" style:parent-style-name="Standard" style:list-style-name="L6">
      <style:paragraph-properties fo:text-align="start" style:justify-single-word="false"/>
      <style:text-properties style:font-name="DejaVu Sans Condensed" officeooo:paragraph-rsid="001ff0e4"/>
    </style:style>
    <style:style style:name="P28" style:family="paragraph" style:parent-style-name="Standard" style:list-style-name="L6">
      <style:paragraph-properties fo:text-align="start" style:justify-single-word="false"/>
      <style:text-properties style:font-name="DejaVu Sans Condensed" officeooo:rsid="002f642b" officeooo:paragraph-rsid="002f642b"/>
    </style:style>
    <style:style style:name="P29" style:family="paragraph" style:parent-style-name="Standard" style:list-style-name="L8">
      <style:paragraph-properties fo:text-align="start" style:justify-single-word="false"/>
      <style:text-properties style:font-name="DejaVu Sans Condensed" officeooo:rsid="002f642b" officeooo:paragraph-rsid="0037a06d"/>
    </style:style>
    <style:style style:name="P30" style:family="paragraph" style:parent-style-name="Standard" style:list-style-name="L5">
      <style:paragraph-properties fo:text-align="start" style:justify-single-word="false"/>
      <style:text-properties officeooo:rsid="00399f7e" officeooo:paragraph-rsid="00399f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25360f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2d39a8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ff0e4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934a6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258b34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37a06d" style:font-size-asian="12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ff0e4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8178b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f2509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2f80e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328ad5" style:font-size-asian="12pt" style:font-weight-asian="normal" style:font-size-complex="12pt" style:font-weight-complex="normal"/>
    </style:style>
    <style:style style:name="T1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18178b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1ff0e4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size="12pt" fo:font-style="normal" fo:font-weight="bold" officeooo:rsid="0018178b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size="12pt" fo:font-style="normal" fo:font-weight="bold" officeooo:rsid="002934a6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size="12pt" fo:font-style="normal" fo:font-weight="bold" officeooo:rsid="0037a06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officeooo:rsid="002f642b"/>
    </style:style>
    <style:style style:name="T25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font-name="DejaVu Sans Condensed" fo:font-size="12pt" fo:font-weight="normal" officeooo:rsid="002f642b" style:font-size-asian="12pt" style:font-weight-asian="normal" style:font-size-complex="12pt" style:font-weight-complex="normal"/>
    </style:style>
    <style:style style:name="T27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size="12pt" fo:font-weight="normal" officeooo:rsid="0029cb2e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normal" officeooo:rsid="003092dd" style:font-size-asian="12pt" style:font-weight-asian="normal" style:font-size-complex="12pt" style:font-weight-complex="normal"/>
    </style:style>
    <style:style style:name="T30" style:family="text">
      <style:text-properties style:font-name="DejaVu Sans Condensed" fo:font-size="12pt" fo:font-weight="normal" officeooo:rsid="001ff0e4" style:font-size-asian="12pt" style:font-weight-asian="normal" style:font-size-complex="12pt" style:font-weight-complex="normal"/>
    </style:style>
    <style:style style:name="T31" style:family="text">
      <style:text-properties style:font-name="DejaVu Sans Condensed" fo:font-size="12pt" fo:font-weight="normal" officeooo:rsid="0036ff55" style:font-size-asian="12pt" style:font-weight-asian="normal" style:font-size-complex="12pt" style:font-weight-complex="normal"/>
    </style:style>
    <style:style style:name="T32" style:family="text">
      <style:text-properties style:font-name="DejaVu Sans Condensed" fo:font-size="12pt" fo:font-weight="normal" officeooo:rsid="00399f7e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33ad02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3da802" style:font-size-asian="12pt" style:font-weight-asian="normal" style:font-size-complex="12pt" style:font-weight-complex="normal"/>
    </style:style>
    <style:style style:name="T35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25b1a4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2b7205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3092dd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1ff0e4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354c91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3731cd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2934a6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fo:font-weight="bold" officeooo:rsid="0037a06d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fo:font-weight="bold" officeooo:rsid="0038dc6c" style:font-size-asian="12pt" style:font-weight-asian="bold" style:font-size-complex="12pt" style:font-weight-complex="bold"/>
    </style:style>
    <style:style style:name="T46" style:family="text">
      <style:text-properties style:font-name="DejaVu Sans Condensed" fo:font-size="12pt" fo:font-weight="bold" officeooo:rsid="0033ad02" style:font-size-asian="12pt" style:font-weight-asian="bold" style:font-size-complex="12pt" style:font-weight-complex="bold"/>
    </style:style>
    <style:style style:name="T47" style:family="text">
      <style:text-properties style:font-name="DejaVu Sans Condensed" fo:font-size="12pt" fo:font-weight="bold" officeooo:rsid="003da802" style:font-size-asian="12pt" style:font-weight-asian="bold" style:font-size-complex="12pt" style:font-weight-complex="bold"/>
    </style:style>
    <style:style style:name="T48" style:family="text">
      <style:text-properties style:font-name="DejaVu Sans Condensed" fo:font-size="12pt" fo:font-style="normal" fo:font-weight="normal" officeooo:rsid="003092dd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DejaVu Sans Condensed" fo:font-size="12pt" fo:font-style="normal" fo:font-weight="normal" officeooo:rsid="0030e01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DejaVu Sans Condensed" fo:font-size="12pt" fo:font-style="normal" fo:font-weight="bold" officeooo:rsid="0030e010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officeooo:rsid="0030e010"/>
    </style:style>
    <style:style style:name="T52" style:family="text">
      <style:text-properties officeooo:rsid="003caa1b"/>
    </style:style>
    <style:style style:name="T53" style:family="text">
      <style:text-properties officeooo:rsid="003da8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5</text:span><text:span text:style-name="T3">0</text:span><text:span text:style-name="T2">1</text:span><text:span text:style-name="T4"> - </text:span><text:span text:style-name="T5">A/G </text:span><text:span text:style-name="T6">- </text:span><text:span text:style-name="T2">All</text:span></text:p>
      <text:p text:style-name="P2"/>
      <text:p text:style-name="P3">Master Arm ... ON</text:p>
      <text:p text:style-name="P4">Weapon launch mode ... Manual</text:p>
      <text:p text:style-name="P4">Laser designator ... Armed</text:p>
      <text:p text:style-name="P11"><text:span text:style-name="T40">HMS ... ON (</text:span><text:span text:style-name="T43">Coll </text:span><text:span text:style-name="T44">Index Finger Hat </text:span><text:span text:style-name="T45">up</text:span><text:span text:style-name="T40">)</text:span></text:p>
      <text:p text:style-name="P6"/>
      <text:p text:style-name="P5">Lock a target with Shkval</text:p>
      <text:list xml:id="list3682926849" text:style-name="L1">
        <text:list-item>
          <text:p text:style-name="P14"><text:span text:style-name="T30">P</text:span><text:span text:style-name="T34">ress </text:span><text:span text:style-name="T47">Coll Index Finger Hat forward</text:span><text:span text:style-name="T34"> to toggle HMS sight.</text:span></text:p>
        </text:list-item>
        <text:list-item>
          <text:p text:style-name="P12"><text:span text:style-name="T30">Press and hold </text:span><text:span text:style-name="T40">Shkval uncage</text:span><text:span text:style-name="T30"> (</text:span><text:span text:style-name="T37">Coll</text:span><text:span text:style-name="T36"> </text:span><text:span text:style-name="T42">Trigger 1st stage</text:span><text:span text:style-name="T30">) to turn on Shkval TV monitor and slave Shkval to HMS. <text:s/>Let go of </text:span><text:span text:style-name="T40">Shkval uncage</text:span><text:span text:style-name="T30"> button when looking at or near target.</text:span></text:p>
        </text:list-item>
        <text:list-item>
          <text:p text:style-name="P12"><text:span text:style-name="T26">Set </text:span><text:span text:style-name="T27">Shkval target frame size (</text:span><text:span text:style-name="T37">Coll </text:span><text:span text:style-name="T42">Middle Hat left/right</text:span><text:span text:style-name="T27">) (usually smallest seems best).</text:span></text:p>
        </text:list-item>
        <text:list-item>
          <text:p text:style-name="P12"><text:span text:style-name="T26">Set</text:span><text:span text:style-name="T27"> Shkval zoom (</text:span><text:span text:style-name="T36">C</text:span><text:span text:style-name="T37">oll</text:span><text:span text:style-name="T36"> M</text:span><text:span text:style-name="T42">iddle Hat forward/back</text:span><text:span text:style-name="T27">).</text:span></text:p>
        </text:list-item>
        <text:list-item>
          <text:p text:style-name="P12"><text:span text:style-name="T27">Use </text:span><text:span text:style-name="T37">Coll</text:span><text:span text:style-name="T36"> </text:span><text:span text:style-name="T42">Ministick</text:span><text:span text:style-name="T27"> to slew target frame over target, press </text:span><text:span text:style-name="T36">Coll </text:span><text:span text:style-name="T42">Ministick</text:span><text:span text:style-name="T38"> </text:span><text:span text:style-name="T40">press</text:span><text:span text:style-name="T27"> to laser range and lock. <text:s/>You may get a ground lock ("</text:span><text:span text:style-name="T38">ТГ</text:span><text:span text:style-name="T27">" on upper left of Shkval) or a contrast lock ("</text:span><text:span text:style-name="T38">TA</text:span><text:span text:style-name="T27">" on upper right).</text:span></text:p>
        </text:list-item>
        <text:list-item>
          <text:p text:style-name="P20"><text:span text:style-name="T1">Both types of locks can guide/direct weapons</text:span>. <text:s/>Contrast locks are more reliable, but may not be achievable in other than bright and clear weather, except at close range.</text:p>
        </text:list-item>
      </text:list>
      <text:list xml:id="list1183431438" text:style-name="L2">
        <text:list-item>
          <text:list>
            <text:list-item>
              <text:p text:style-name="P25"><text:span text:style-name="T13">Ground locks may sometimes lose their lock and the Shkval can start drifting around, sometimes a lot. <text:s/>Re-lasing periodically (every 5 to 15 seconds) can help it keep the lock. <text:s/>Fast flight or maneuvering can also cause it to lose the lock. <text:s/></text:span><text:span text:style-name="T14">If it gets really goofed up, try resetting your targeting system (Coll Metal Switch 3 back) and then Coll Red Button press to lock the target again.</text:span></text:p>
            </text:list-item>
          </text:list>
        </text:list-item>
      </text:list>
      <text:list xml:id="list121628347671958" text:continue-list="list3682926849" text:style-name="L1">
        <text:list-item>
          <text:p text:style-name="P20">Once laser-ranged, it will use triangulation and your doppler system from then on to calculate the range. <text:s/>That means the range may not always be accurate. <text:s/>Doesn't matter for the beam-riding Vikhrs, but for cannon accuracy you may need to re-lase frequently.</text:p>
        </text:list-item>
        <text:list-item>
          <text:p text:style-name="P20">Your laser will eventually overheat, but it should take quite a while, since it's not in continuous operation unless it's guiding a missile, or you're hitting the lock button constantly.</text:p>
        </text:list-item>
        <text:list-item>
          <text:p text:style-name="P13"><text:span text:style-name="T38">To unlock</text:span><text:span text:style-name="T27">, </text:span><text:span text:style-name="T38">press and hold </text:span><text:span text:style-name="T36">Coll</text:span><text:span text:style-name="T37"> </text:span><text:span text:style-name="T42">Ministick</text:span><text:span text:style-name="T38"> </text:span><text:span text:style-name="T40">press</text:span><text:span text:style-name="T27"> and </text:span><text:span text:style-name="T38">slew</text:span><text:span text:style-name="T27"> in any direction.</text:span></text:p>
        </text:list-item>
      </text:list>
      <text:p text:style-name="P7"/>
      <text:p text:style-name="P8"><text:bookmark text:name="firstHeading"/>9K121 Vikhr <text:span text:style-name="T24">(AT-16 Scallion) ATGM</text:span></text:p>
      <text:list xml:id="list3724745705" text:style-name="L3">
        <text:list-item>
          <text:p text:style-name="P23"><text:span text:style-name="T52">(</text:span>Note: ATGM Temperature knob on right rear wall has no function in game.<text:span text:style-name="T52">)</text:span></text:p>
        </text:list-item>
      </text:list>
      <text:list xml:id="list3534675331" text:style-name="L4">
        <text:list-item>
          <text:p text:style-name="P21">Select Vikhr missiles (<text:span text:style-name="T1">Gray Reset Hat left</text:span> for outboard stations). <text:s/>This should make a launch circle appear on your HUD.</text:p>
        </text:list-item>
        <text:list-item>
          <text:p text:style-name="P21">Stores panel under Shkval should say "<text:span text:style-name="T1">ПC</text:span>"; first number is how many missiles you have left, second number is cannon rounds x10.</text:p>
        </text:list-item>
        <text:list-item>
          <text:p text:style-name="P21">Lock target with Shkval as described above.</text:p>
        </text:list-item>
        <text:list-item>
          <text:p text:style-name="P15"><text:span text:style-name="T38">Vikhrs range is 8.0 km/</text:span><text:span text:style-name="T41">4.3 nmi</text:span><text:span text:style-name="T38"> max, 800 m/</text:span><text:span text:style-name="T41">0.4 nmi</text:span><text:span text:style-name="T38"> min.</text:span><text:span text:style-name="T28"> (You can go up to 9 </text:span><text:span text:style-name="T26">km/</text:span><text:span text:style-name="T31">4.9 nmi</text:span><text:span text:style-name="T26"> </text:span><text:span text:style-name="T28">or </text:span><text:span text:style-name="T26">more</text:span><text:span text:style-name="T28"> if you're shooting down.)</text:span></text:p>
        </text:list-item>
      </text:list>
      <text:list xml:id="list2433878155" text:style-name="L5">
        <text:list-item>
          <text:list>
            <text:list-item>
              <text:p text:style-name="P16"><text:span text:style-name="T28">Y</text:span><text:span text:style-name="T33">ou can use </text:span><text:span text:style-name="T46">A/A mode</text:span><text:span text:style-name="T33"> (</text:span><text:span text:style-name="T46">Coll </text:span><text:span text:style-name="T42">Trim Hat left</text:span><text:span text:style-name="T33">) to make the missile trigger with a </text:span><text:span text:style-name="T32">5-meter </text:span><text:span text:style-name="T33">proximity fuse at or just past the target, or </text:span><text:span text:style-name="T46">A/A Head On</text:span><text:span text:style-name="T33"> (</text:span><text:span text:style-name="T46">Coll </text:span><text:span text:style-name="T42">Trim Hat right</text:span><text:span text:style-name="T33">) to trigger the proximity fuze just before the target.</text:span></text:p>
            </text:list-item>
            <text:list-item>
              <text:p text:style-name="P30"><text:span text:style-name="T33">G</text:span><text:span text:style-name="T25">round and ocean don't set off the prox fuse, but some trees or buildings may. <text:s/>Prox-fused missiles should still kill light armor up to BTRs, but are ineffective against tanks.</text:span></text:p>
            </text:list-item>
          </text:list>
        </text:list-item>
      </text:list>
      <text:list xml:id="list121627088966305" text:continue-list="list3534675331" text:style-name="L4">
        <text:list-item>
          <text:p text:style-name="P15"><text:span text:style-name="T27">Once you are locked and in range, put the Vikhrs launch circle on the HUD over the target circle, press and hold </text:span><text:span text:style-name="T38">Red Button</text:span><text:span text:style-name="T27"> </text:span><text:span text:style-name="T26">to fire</text:span><text:span text:style-name="T27">. <text:s/>You can still fire even if the circles aren't lined up, but the missile may waste energy trying to get back into the laser beam, and may weave around excessively.</text:span></text:p>
        </text:list-item>
        <text:list-item>
          <text:p text:style-name="P26"><text:span text:style-name="T13">When finished, </text:span><text:span text:style-name="T7">reset targeting system</text:span><text:span text:style-name="T13"> </text:span><text:span text:style-name="T12">(</text:span><text:span text:style-name="T8">Coll </text:span><text:span text:style-name="T10">Index Finger Hat down</text:span><text:span text:style-name="T12">)</text:span><text:span text:style-name="T13">. <text:s/>That will deselect all weapons, turn off the Shkval, and reset the HUD to nav mode.</text:span></text:p>
        </text:list-item>
      </text:list>
      <text:p text:style-name="P7"/>
      <text:p text:style-name="P10"><text:span text:style-name="T39">2A42 Cannon -- 30 mm</text:span><text:span text:style-name="T38">, </text:span><text:span text:style-name="T39">220 rounds AP, 240 rounds HE</text:span></text:p>
      <text:list xml:id="list1327434586" text:style-name="L6">
        <text:list-item>
          <text:p text:style-name="P27"><text:span text:style-name="T13">Select Cannon (</text:span><text:span text:style-name="T7">Gray Reset Hat </text:span><text:span text:style-name="T9">back</text:span><text:span text:style-name="T13">). <text:s/>This should make the cannon slew limits rectangle appear on your HUD.</text:span></text:p>
        </text:list-item>
        <text:list-item>
          <text:p text:style-name="P22">Stores panel under Shkval should be blank except for the number on the far right, which is cannon rounds x10 for your current ammo type.</text:p>
        </text:list-item>
        <text:list-item>
          <text:p text:style-name="P17"><text:span text:style-name="T29">Set</text:span><text:span text:style-name="T27"> cannon </text:span><text:span text:style-name="T39">burst length</text:span><text:span text:style-name="T29">,</text:span><text:span text:style-name="T27"> </text:span><text:span text:style-name="T38">ammo type</text:span><text:span text:style-name="T27">,</text:span><text:span text:style-name="T30"> and </text:span><text:span text:style-name="T40">ROF switch</text:span><text:span text:style-name="T39">es</text:span><text:span text:style-name="T30"> (</text:span><text:span text:style-name="T27">center console under stores panel) (</text:span><text:span text:style-name="T38">Dish Hat left</text:span><text:span text:style-name="T27"> for ammo type, </text:span><text:span text:style-name="T40">Dish Hat </text:span><text:span text:style-name="T38">right</text:span><text:span text:style-name="T27"> for </text:span><text:span text:style-name="T30">ROF</text:span><text:span text:style-name="T27">)</text:span></text:p>
        </text:list-item>
      </text:list>
      <text:p text:style-name="P9"><text:span text:style-name="T13">U</text:span><text:span text:style-name="T11">sing Shkval targeting system for automatic tracking</text:span></text:p>
      <text:list xml:id="list121626764344395" text:continue-numbering="true" text:style-name="L6">
        <text:list-item>
          <text:p text:style-name="P22">Lock target with Shkval as described above.</text:p>
        </text:list-item>
      </text:list>
      <text:list xml:id="list2427356907" text:style-name="L7">
        <text:list-item>
          <text:list>
            <text:list-item>
              <text:p text:style-name="P18"><text:span text:style-name="T38">Cannon range is about 3.5 km/</text:span><text:span text:style-name="T41">1.9 nmi</text:span><text:span text:style-name="T38"> max</text:span><text:span text:style-name="T27">, although accuracy will be poor at that range. <text:s/></text:span><text:span text:style-name="T38">Re-lase frequently</text:span><text:span text:style-name="T27"> to make sure the range doesn't drift.</text:span></text:p>
            </text:list-item>
          </text:list>
        </text:list-item>
      </text:list>
      <text:list xml:id="list121628239871261" text:continue-list="list121626764344395" text:style-name="L6">
        <text:list-item>
          <text:p text:style-name="P27"><text:span text:style-name="T13">Once you are locked and in range, put the target circle inside the cannon slew limits rectangle on the HUD. <text:s/>Fire with </text:span><text:span text:style-name="T4">T</text:span><text:span text:style-name="T7">rigger</text:span><text:span text:style-name="T13">.</text:span></text:p>
        </text:list-item>
        <text:list-item>
          <text:p text:style-name="P28"><text:span text:style-name="T13">When finished, </text:span><text:span text:style-name="T7">reset targeting system</text:span><text:span text:style-name="T13"> </text:span><text:span text:style-name="T12">(</text:span><text:span text:style-name="T8">Coll </text:span><text:span text:style-name="T10">Index Finger Hat down</text:span><text:span text:style-name="T12">) </text:span><text:span text:style-name="T11">and deselect cannon (Gray Reset Hat back)</text:span><text:span text:style-name="T13">. <text:s/>That will deselect all weapons, turn off the Shkval, and reset the HUD to nav mode.</text:span></text:p>
        </text:list-item>
      </text:list>
      <text:p text:style-name="P9"><text:span text:style-name="T15">U</text:span><text:span text:style-name="T11">sing boresight mode for manual aimin</text:span><text:span text:style-name="T16">g</text:span></text:p>
      <text:list xml:id="list1788653070" text:style-name="L8">
        <text:list-item>
          <text:p text:style-name="P19"><text:span text:style-name="T48">Set Autotracking switch to </text:span><text:span text:style-name="T49">TS</text:span><text:span text:style-name="T48"> (</text:span><text:span text:style-name="T50">Dish Hat press to toggle</text:span><text:span text:style-name="T49">) (</text:span><text:span text:style-name="T48">left console next to laser designator arming switch)</text:span></text:p>
        </text:list-item>
        <text:list-item>
          <text:p text:style-name="P19"><text:span text:style-name="T48">HUD will show cannon </text:span><text:span text:style-name="T49">pipper </text:span><text:span text:style-name="T48">fixed in place</text:span><text:span text:style-name="T49">. <text:s/>Shkval will show image boresighted to gun pipper.</text:span></text:p>
        </text:list-item>
        <text:list-item>
          <text:p text:style-name="P24"><text:span text:style-name="T51">Put pipper on target and f</text:span>ire with <text:span text:style-name="T1">Trigger</text:span>.</text:p>
        </text:list-item>
        <text:list-item>
          <text:p text:style-name="P29"><text:span text:style-name="T18">When finished, </text:span><text:span text:style-name="T21">reset targeting system</text:span><text:span text:style-name="T18"> </text:span><text:span text:style-name="T19">(</text:span><text:span text:style-name="T22">Coll </text:span><text:span text:style-name="T23">Index Finger Hat down</text:span><text:span text:style-name="T19">) </text:span><text:span text:style-name="T17">and deselect cannon (</text:span><text:span text:style-name="T20">Gray Reset Hat back</text:span><text:span text:style-name="T17">)</text:span><text:span text:style-name="T18">. <text:s/>That will deselect all weapons, turn off the Shkval, and reset the HUD to nav mod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4T12:16:26.475000000</dc:date>
    <meta:editing-duration>PT6H59M20S</meta:editing-duration>
    <meta:editing-cycles>4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0" meta:word-count="844" meta:character-count="4679" meta:non-whitespace-character-count="3887"/>
  </office:meta>
</office:document-meta>
</file>